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Verdana" svg:font-family="Verdana" style:font-adornments="Gras" style:font-family-generic="swiss" style:font-pitch="variable"/>
    <style:font-face style:name="Verdana1" svg:font-family="Verdana" style:font-adornments="Regular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text-properties fo:font-size="6pt" officeooo:paragraph-rsid="013340f4" style:font-size-asian="6pt" style:font-size-complex="6pt"/>
    </style:style>
    <style:style style:name="P14" style:family="paragraph" style:parent-style-name="Standard">
      <style:text-properties fo:font-size="6pt" officeooo:paragraph-rsid="000cd3fd" style:font-size-asian="6pt" style:font-size-complex="6pt"/>
    </style:style>
    <style:style style:name="P15" style:family="paragraph" style:parent-style-name="Standard">
      <style:text-properties style:font-name="Verdana3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3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3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3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3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3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Verdana3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2" style:family="paragraph" style:parent-style-name="Titre_20_document_20_1">
      <style:text-properties officeooo:paragraph-rsid="0093b983"/>
    </style:style>
    <style:style style:name="P23" style:family="paragraph" style:parent-style-name="Titre_20_document_20_1">
      <style:text-properties officeooo:paragraph-rsid="0094cd82"/>
    </style:style>
    <style:style style:name="P24" style:family="paragraph" style:parent-style-name="Tableau_20_libellé">
      <style:text-properties officeooo:paragraph-rsid="00ba022c"/>
    </style:style>
    <style:style style:name="P25" style:family="paragraph" style:parent-style-name="Tableau_20_valeur">
      <style:text-properties officeooo:paragraph-rsid="00ba022c"/>
    </style:style>
    <style:style style:name="P26" style:family="paragraph" style:parent-style-name="Tableau_20_libellé">
      <style:text-properties officeooo:rsid="00bdf55e" officeooo:paragraph-rsid="00bdf55e"/>
    </style:style>
    <style:style style:name="P27" style:family="paragraph" style:parent-style-name="Tableau_20_valeur">
      <style:text-properties officeooo:rsid="00bdf55e" officeooo:paragraph-rsid="00bdf55e"/>
    </style:style>
    <style:style style:name="P28" style:family="paragraph" style:parent-style-name="Tableau_20_libellé">
      <style:text-properties officeooo:rsid="00bdf55e" officeooo:paragraph-rsid="0148b714"/>
    </style:style>
    <style:style style:name="P29" style:family="paragraph" style:parent-style-name="Tableau_20_valeur">
      <style:text-properties officeooo:rsid="00bdf55e" officeooo:paragraph-rsid="0148b714"/>
    </style:style>
    <style:style style:name="P30" style:family="paragraph" style:parent-style-name="Tableau_20_libellé">
      <style:text-properties officeooo:rsid="00d45f0f" officeooo:paragraph-rsid="00d45f0f"/>
    </style:style>
    <style:style style:name="P31" style:family="paragraph" style:parent-style-name="Tableau_20_libellé">
      <style:text-properties officeooo:rsid="00d45f0f" officeooo:paragraph-rsid="0132f39a"/>
    </style:style>
    <style:style style:name="P32" style:family="paragraph" style:parent-style-name="Tableau_20_libellé">
      <style:text-properties officeooo:rsid="00e88963" officeooo:paragraph-rsid="00e88963"/>
    </style:style>
    <style:style style:name="P33" style:family="paragraph" style:parent-style-name="Tableau_20_libellé">
      <style:text-properties officeooo:rsid="00e88963" officeooo:paragraph-rsid="0132f39a"/>
    </style:style>
    <style:style style:name="P34" style:family="paragraph" style:parent-style-name="Tableau_20_libellé">
      <style:text-properties officeooo:rsid="00fb754c" officeooo:paragraph-rsid="00fb754c"/>
    </style:style>
    <style:style style:name="P35" style:family="paragraph" style:parent-style-name="Tableau_20_libellé">
      <style:text-properties officeooo:rsid="00fb754c" officeooo:paragraph-rsid="0132f39a"/>
    </style:style>
    <style:style style:name="P36" style:family="paragraph" style:parent-style-name="Tableau_20_libellé">
      <style:text-properties officeooo:rsid="012a8735" officeooo:paragraph-rsid="012fe37d"/>
    </style:style>
    <style:style style:name="P37" style:family="paragraph" style:parent-style-name="Tableau_20_libellé">
      <style:text-properties officeooo:rsid="012a8735" officeooo:paragraph-rsid="0132f39a"/>
    </style:style>
    <style:style style:name="P38" style:family="paragraph" style:parent-style-name="Tableau_20_valeur">
      <style:text-properties officeooo:rsid="012a8735" officeooo:paragraph-rsid="0132f39a"/>
    </style:style>
    <style:style style:name="P39" style:family="paragraph" style:parent-style-name="Tableau_20_valeur">
      <style:text-properties officeooo:rsid="012a8735" officeooo:paragraph-rsid="012a8735"/>
    </style:style>
    <style:style style:name="P40" style:family="paragraph" style:parent-style-name="Tableau_20_libellé">
      <style:text-properties officeooo:paragraph-rsid="0132f39a"/>
    </style:style>
    <style:style style:name="P41" style:family="paragraph" style:parent-style-name="Tableau_20_valeur">
      <style:text-properties officeooo:paragraph-rsid="0132f39a"/>
    </style:style>
    <style:style style:name="P42" style:family="paragraph" style:parent-style-name="Tableau_20_libellé">
      <style:text-properties officeooo:paragraph-rsid="0148b714"/>
    </style:style>
    <style:style style:name="P43" style:family="paragraph" style:parent-style-name="Tableau_20_valeur">
      <style:text-properties officeooo:paragraph-rsid="0148b714"/>
    </style:style>
    <style:style style:name="P44" style:family="paragraph" style:parent-style-name="Tableau_20_libellé">
      <style:text-properties officeooo:rsid="01ae825c" officeooo:paragraph-rsid="01ae825c"/>
    </style:style>
    <style:style style:name="P45" style:family="paragraph" style:parent-style-name="Tableau_20_libellé">
      <style:text-properties style:font-name="Verdana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46" style:family="paragraph" style:parent-style-name="Tableau_20_libellé">
      <style:text-properties officeooo:rsid="01bd5a43" officeooo:paragraph-rsid="01bd5a43"/>
    </style:style>
    <style:style style:name="P47" style:family="paragraph" style:parent-style-name="Tableau_20_libellé">
      <style:text-properties officeooo:rsid="01bd5a43" officeooo:paragraph-rsid="01dd86ee"/>
    </style:style>
    <style:style style:name="P48" style:family="paragraph" style:parent-style-name="Tableau_20_libellé">
      <style:text-properties officeooo:rsid="023a6a4b" officeooo:paragraph-rsid="023a6a4b"/>
    </style:style>
    <style:style style:name="P49" style:family="paragraph" style:parent-style-name="Tableau_20_valeur">
      <style:text-properties officeooo:rsid="023a6a4b"/>
    </style:style>
    <style:style style:name="P50" style:family="paragraph" style:parent-style-name="Tableau_20_valeur">
      <style:text-properties officeooo:rsid="023a6a4b" officeooo:paragraph-rsid="00d45f0f"/>
    </style:style>
    <style:style style:name="P51" style:family="paragraph" style:parent-style-name="Tableau_20_valeur">
      <style:text-properties officeooo:rsid="023a6a4b" officeooo:paragraph-rsid="0132f39a"/>
    </style:style>
    <style:style style:name="P52" style:family="paragraph" style:parent-style-name="Tableau_20_valeur">
      <style:text-properties officeooo:rsid="00af52be" officeooo:paragraph-rsid="00ba022c"/>
    </style:style>
    <style:style style:name="P53" style:family="paragraph" style:parent-style-name="Tableau_20_valeur">
      <style:text-properties officeooo:rsid="00af52be" officeooo:paragraph-rsid="00bdf55e"/>
    </style:style>
    <style:style style:name="P54" style:family="paragraph" style:parent-style-name="Tableau_20_valeur">
      <style:text-properties officeooo:rsid="00af52be" officeooo:paragraph-rsid="0148b714"/>
    </style:style>
    <style:style style:name="P55" style:family="paragraph" style:parent-style-name="Tableau_20_valeur">
      <style:text-properties officeooo:rsid="00cb21d1" officeooo:paragraph-rsid="00cb21d1"/>
    </style:style>
    <style:style style:name="P56" style:family="paragraph" style:parent-style-name="Tableau_20_valeur">
      <style:text-properties officeooo:paragraph-rsid="00d45f0f"/>
    </style:style>
    <style:style style:name="P57" style:family="paragraph" style:parent-style-name="Tableau_20_valeur">
      <style:text-properties officeooo:paragraph-rsid="00e88963"/>
    </style:style>
    <style:style style:name="P58" style:family="paragraph" style:parent-style-name="Tableau_20_valeur">
      <style:text-properties officeooo:rsid="00f33a3e" officeooo:paragraph-rsid="00f33a3e"/>
    </style:style>
    <style:style style:name="P59" style:family="paragraph" style:parent-style-name="Tableau_20_valeur">
      <style:text-properties officeooo:paragraph-rsid="00fb754c"/>
    </style:style>
    <style:style style:name="P60" style:family="paragraph" style:parent-style-name="Tableau_20_valeur">
      <style:text-properties officeooo:rsid="00ff61f7" officeooo:paragraph-rsid="00ff61f7"/>
    </style:style>
    <style:style style:name="P61" style:family="paragraph" style:parent-style-name="Tableau_20_valeur">
      <style:text-properties officeooo:rsid="01b9654b" officeooo:paragraph-rsid="01b9654b"/>
    </style:style>
    <style:style style:name="P62" style:family="paragraph" style:parent-style-name="Tableau_20_valeur">
      <style:text-properties officeooo:rsid="01ba1d3b" officeooo:paragraph-rsid="01ba1d3b"/>
    </style:style>
    <style:style style:name="P63" style:family="paragraph" style:parent-style-name="Tableau_20_valeur">
      <style:text-properties officeooo:rsid="01bf28e6" officeooo:paragraph-rsid="01bf28e6"/>
    </style:style>
    <style:style style:name="P64" style:family="paragraph" style:parent-style-name="Tableau_20_valeur">
      <style:text-properties officeooo:rsid="01bf28e6" officeooo:paragraph-rsid="01dd86ee"/>
    </style:style>
    <style:style style:name="P65" style:family="paragraph" style:parent-style-name="Tableau_20_valeur">
      <style:text-properties officeooo:rsid="0239e136" officeooo:paragraph-rsid="0239e136"/>
    </style:style>
    <style:style style:name="P66" style:family="paragraph" style:parent-style-name="Titre_20_document">
      <style:text-properties officeooo:rsid="00ce21da"/>
    </style:style>
    <style:style style:name="P67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8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2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3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4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5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6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3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 loext:resolved="false"><dc:creator>sge</dc:creator><dc:date>2016-09-30T08:52:17</dc:date><text:p text:style-name="P78">do section- if view.is_dashboard()</text:p></office:annotation><office:annotation loext:resolved="false"><dc:creator>sge</dc:creator><dc:date>2016-09-30T09:15:47</dc:date><text:p text:style-name="P78">do text if view.uids_to_objs(brains)</text:p></office:annotation><text:span text:style-name="T2">brains (cette ligne sera enlevée)</text:span></text:p>
        <text:p text:style-name="P22"><office:annotation loext:resolved="false"><dc:creator>sge </dc:creator><dc:date>2013-10-18T14:28:03</dc:date><text:p text:style-name="P78">do text if context.getPortalTypeName()=='pstprojectspace'</text:p></office:annotation><text:span text:style-name="T3">Sélection d’</text:span>objectif<text:span text:style-name="T3">s</text:span> stratégique<text:span text:style-name="T3">s</text:span></text:p>
        <text:p text:style-name="P22"><office:annotation loext:resolved="false"><dc:creator>sge </dc:creator><dc:date>2013-10-18T14:28:03</dc:date><text:p text:style-name="P78">do text if context.getPortalTypeName()=='strategicobjective'</text:p></office:annotation><text:span text:style-name="T3">Sélection d’</text:span>objectif<text:span text:style-name="T3">s</text:span> opérationnel<text:span text:style-name="T3">s</text:span></text:p>
        <text:p text:style-name="P22"><office:annotation loext:resolved="false"><dc:creator>sge </dc:creator><dc:date>2013-10-18T14:28:03</dc:date><text:p text:style-name="P78">do text if context.getPortalTypeName()=='operationalobjective'</text:p></office:annotation><text:span text:style-name="T4">Sélection d’</text:span>action<text:span text:style-name="T4">s</text:span></text:p>
        <text:p text:style-name="P67"><office:annotation loext:resolved="false"><dc:creator>sge </dc:creator><dc:date>2013-10-18T14:28:03</dc:date><text:p text:style-name="P78">do text if context.getPortalTypeName()=='action'</text:p></office:annotation>Sélection de sous-actions</text:p>
      </text:section>
      <text:section text:style-name="Sect1" text:name="Section titre normal">
        <text:p text:style-name="Titre_20_document_20_1"><office:annotation loext:resolved="false"><dc:creator>sge</dc:creator><dc:date>2016-09-30T09:21:26</dc:date><text:p text:style-name="P78">do section- if not view.is_dashboard()</text:p></office:annotation><office:annotation loext:resolved="false"><dc:creator>sge </dc:creator><dc:date>2013-10-18T14:28:03</dc:date><text:p text:style-name="P78">do text if context.getPortalTypeName()=='strategicobjective'</text:p></office:annotation><text:span text:style-name="T5">Fiche d’un </text:span>objectif stratégique</text:p>
        <text:p text:style-name="P23"><office:annotation loext:resolved="false"><dc:creator>sge </dc:creator><dc:date>2013-10-18T14:28:03</dc:date><text:p text:style-name="P78">do text if context.getPortalTypeName()=='operationalobjective'</text:p></office:annotation><text:span text:style-name="T5">Fiche d’un </text:span>objectif opérationnel</text:p>
        <text:p text:style-name="P23"><office:annotation loext:resolved="false"><dc:creator>sge </dc:creator><dc:date>2013-10-18T14:28:03</dc:date><text:p text:style-name="P78">do text if context.getPortalTypeName()=='pstaction'</text:p></office:annotation><text:span text:style-name="T5">Fiche d’une </text:span>action</text:p>
        <text:p text:style-name="P68"><office:annotation loext:resolved="false"><dc:creator>sge </dc:creator><dc:date>2013-10-18T14:28:03</dc:date><text:p text:style-name="P78">do text if context.getPortalTypeName()=='pstsubaction'</text:p></office:annotation>Fiche d'une sous-action</text:p>
      </text:section>
      <text:p text:style-name="P5"/>
      <text:p text:style-name="P5"/>
      <text:section text:style-name="Sect1" text:name="Section table mat">
        <text:p text:style-name="P12"><office:annotation loext:resolved="false"><dc:creator>sge</dc:creator><dc:date>2016-09-29T15:09:49</dc:date><text:p text:style-name="P78">do section- if context.getPortalTypeName()=='pstprojectspace' or view.is_dashboard()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9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70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71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2"/>
      </text:section>
      <text:p text:style-name="P2"/>
      <text:section text:style-name="Sect2" text:name="Section init">
        <text:p text:style-name="P5"><office:annotation loext:resolved="false"><dc:creator>bleybaert</dc:creator><dc:date>2020-02-07T16:20:59.908822151</dc:date><meta:creator-initials>ble</meta:creator-initials><text:p text:style-name="P78">do section- with a=view.init_hv()</text:p></office:annotation></text:p>
        <text:section text:style-name="Sect1" text:name="Section OS">
          <text:p text:style-name="P10"/>
          <text:p text:style-name="P11"><office:annotation loext:resolved="false"><dc:creator>sge</dc:creator><dc:date>2016-09-05T15:40:08</dc:date><text:p text:style-name="P78">do section- for so in view.getStrategicObjectives(skip_states=view.skip_states())</text:p></office:annotation></text:p>
          <table:table table:name="Tableau2" table:style-name="Tableau2">
            <table:table-column table:style-name="Tableau2.A"/>
            <table:table-column table:style-name="Tableau2.B"/>
            <table:table-row table:style-name="TableLine94669301025792">
              <table:table-cell table:style-name="Tableau2.A1" table:number-columns-spanned="2" office:value-type="string">
                <text:list xml:id="list486996852" text:style-name="numerotation_20_pst">
                  <text:list-item>
                    <text:h text:style-name="P74" text:outline-level="1"><text:bookmark-start text:name="__RefHeading___Toc781_1946196899"/><office:annotation loext:resolved="false"><dc:creator>sge</dc:creator><dc:date>2016-09-02T14:45:56</dc:date><text:p text:style-name="P78">do table with so_v=view.getDGHV(so)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 table:style-name="TableLine94669275718144">
              <table:table-cell table:style-name="Tableau2.A2" office:value-type="string">
                <text:p text:style-name="P18"><office:annotation loext:resolved="false"><dc:creator>sge </dc:creator><dc:date>2013-10-21T23:36:44</dc:date><text:p text:style-name="P78">do row if view.keep_field('so', 'description_rich') and so_v.get_value('description_rich')</text:p></office:annotation>Description</text:p>
              </table:table-cell>
              <table:table-cell table:style-name="Tableau2.B2" office:value-type="string">
                <text:p text:style-name="P58"><office:annotation loext:resolved="false"><dc:creator>sge </dc:creator><dc:date>2013-10-21T23:36:08</dc:date><text:p text:style-name="P78">do text</text:p><text:p text:style-name="P78">from so_v.render_xhtml('description_rich')</text:p></office:annotation>champ description</text:p>
              </table:table-cell>
            </table:table-row>
            <table:table-row table:style-name="TableLine94669314023152">
              <table:table-cell table:style-name="Tableau2.A3" office:value-type="string">
                <text:p text:style-name="P15"><office:annotation loext:resolved="false"><dc:creator>sge </dc:creator><dc:date>2013-10-18T15:09:03</dc:date><text:p text:style-name="P78">do row if view.keep_field('so', 'categories') and hasattr(so, 'categories') and so.categories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 table:style-name="TableLine94669335704480">
              <table:table-cell table:style-name="Tableau2.A3" office:value-type="string">
                <text:p text:style-name="P15"><office:annotation loext:resolved="false"><dc:creator>sge </dc:creator><dc:date>2013-10-22T08:07:38</dc:date><text:p text:style-name="P78">do row if view.keep_field('so', 'budget') and so.budget</text:p></office:annotation>Budget propre</text:p>
              </table:table-cell>
              <table:table-cell table:style-name="Tableau2.B3" office:value-type="string">
                <text:p text:style-name="Tableau_20_valeur"><office:annotation loext:resolved="false"><dc:creator>sge </dc:creator><dc:date>2013-10-22T08:04:18</dc:date><text:p text:style-name="P78">do text</text:p><text:p text:style-name="P78">from xhtml(so_v.getOwnBudget())</text:p></office:annotation>champ budget</text:p>
              </table:table-cell>
            </table:table-row>
            <table:table-row table:style-name="TableLine94669330628336">
              <table:table-cell table:style-name="Tableau2.A3" office:value-type="string">
                <text:p text:style-name="P15"><office:annotation loext:resolved="false"><dc:creator>sge </dc:creator><dc:date>2013-10-22T08:07:05</dc:date><text:p text:style-name="P78">do row if view.keep_field('so', 'budget_comments') and so_v.get_value('budget_comments')</text:p></office:annotation>Commentaires budget</text:p>
              </table:table-cell>
              <table:table-cell table:style-name="Tableau2.B3" office:value-type="string">
                <text:p text:style-name="Tableau_20_valeur"><office:annotation loext:resolved="false"><dc:creator>sge</dc:creator><dc:date>2016-09-02T14:57:56</dc:date><text:p text:style-name="P78">do text</text:p><text:p text:style-name="P78">from so_v.render_xhtml('budget_comments')</text:p></office:annotation>champ commentaires budget</text:p>
              </table:table-cell>
            </table:table-row>
            <table:table-row table:style-name="TableLine94669230502912">
              <table:table-cell table:style-name="Tableau2.A3" office:value-type="string">
                <text:p text:style-name="P15"><office:annotation loext:resolved="false"><dc:creator>sge </dc:creator><dc:date>2013-10-28T14:48:50</dc:date><text:p text:style-name="P78">do row if view.keep_field('oo', 'budget') and so_v.hasChildrenBudget(obj=so)</text:p></office:annotation>Budget des sous-éléments</text:p>
              </table:table-cell>
              <table:table-cell table:style-name="Tableau2.B3" office:value-type="string">
                <text:p text:style-name="Tableau_20_valeur"><office:annotation loext:resolved="false"><dc:creator>sge </dc:creator><dc:date>2013-10-22T08:10:12</dc:date><text:p text:style-name="P78">do text</text:p><text:p text:style-name="P78">from xhtml(so_v.getChildrenBudget())</text:p></office:annotation>widget des sous-éléments</text:p>
              </table:table-cell>
            </table:table-row>
            <table:table-row table:style-name="TableLine94669068177040">
              <table:table-cell table:style-name="Tableau2.A3" office:value-type="string">
                <text:p text:style-name="P15"><office:annotation loext:resolved="false"><dc:creator>sge </dc:creator><dc:date>2013-10-21T23:41:38</dc:date><text:p text:style-name="P78">do row if view.keep_field('so', 'observation') and so_v.get_value('observation')</text:p></office:annotation>Constat</text:p>
              </table:table-cell>
              <table:table-cell table:style-name="Tableau2.B3" office:value-type="string">
                <text:p text:style-name="Tableau_20_valeur"><office:annotation loext:resolved="false"><dc:creator>sge</dc:creator><dc:date>2016-09-02T15:30:52</dc:date><text:p text:style-name="P78">do text</text:p><text:p text:style-name="P78">from so_v.render_xhtml('observation')</text:p></office:annotation>champ constat</text:p>
              </table:table-cell>
            </table:table-row>
            <table:table-row table:style-name="TableLine94669132175568">
              <table:table-cell table:style-name="Tableau2.A3" office:value-type="string">
                <text:p text:style-name="P17"><office:annotation loext:resolved="false"><dc:creator>sge</dc:creator><dc:date>2017-01-12T10:45:16</dc:date><text:p text:style-name="P78">do row if view.keep_field('so', 'comments') and so_v.get_value('comments')</text:p></office:annotation>Commentaire</text:p>
              </table:table-cell>
              <table:table-cell table:style-name="Tableau2.B3" office:value-type="string">
                <text:p text:style-name="P55"><office:annotation loext:resolved="false"><dc:creator>sge</dc:creator><dc:date>2017-01-12T10:45:51</dc:date><text:p text:style-name="P78">do text</text:p><text:p text:style-name="P78">from so_v.render_xhtml('comments')</text:p></office:annotation><text:span text:style-name="T13">c</text:span>hamp commentaires</text:p>
              </table:table-cell>
            </table:table-row>
            <table:table-row table:style-name="TableLine94669371862912">
              <table:table-cell table:style-name="Tableau2.A3" office:value-type="string">
                <text:p text:style-name="P21"><office:annotation loext:resolved="false"><dc:creator>sge </dc:creator><dc:date>2013-10-18T15:09:03</dc:date><text:p text:style-name="P78">do row if view.keep_field('so', 'plan') and hasattr(so, 'plan') and so.plan</text:p></office:annotation>Plan</text:p>
              </table:table-cell>
              <table:table-cell table:style-name="Tableau2.B3" office:value-type="string">
                <text:p text:style-name="P65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2"><office:annotation loext:resolved="false"><dc:creator>sge</dc:creator><dc:date>2016-09-05T15:17:45</dc:date><text:p text:style-name="P78">do section- for oo in view.getOperationalObjectives(so=so, skip_states=view.skip_states())</text:p></office:annotation></text:p>
            <table:table table:name="Tableau1" table:style-name="Tableau1">
              <table:table-column table:style-name="Tableau1.A"/>
              <table:table-column table:style-name="Tableau1.B"/>
              <table:table-row table:style-name="TableLine94669267014448">
                <table:table-cell table:style-name="Tableau1.A1" table:number-columns-spanned="2" office:value-type="string">
                  <text:list xml:id="list145742741781399" text:continue-numbering="true" text:style-name="numerotation_20_pst">
                    <text:list-item>
                      <text:list>
                        <text:list-item>
                          <text:h text:style-name="P73" text:outline-level="2"><text:bookmark-start text:name="__RefHeading___Toc783_1946196899"/><office:annotation loext:resolved="false"><dc:creator>sge</dc:creator><dc:date>2016-09-05T15:20:16</dc:date><text:p text:style-name="P78">do table with oo_v=view.getDGHV(oo)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 table:style-name="TableLine94669312779968">
                <table:table-cell table:style-name="Tableau1.A2" office:value-type="string">
                  <text:p text:style-name="P15"><office:annotation loext:resolved="false"><dc:creator>sge </dc:creator><dc:date>2013-10-21T23:36:44</dc:date><text:p text:style-name="P78">do row if view.keep_field('oo', 'description_rich') and oo.description_rich</text:p></office:annotation>Description</text:p>
                </table:table-cell>
                <table:table-cell table:style-name="Tableau1.B2" office:value-type="string">
                  <text:p text:style-name="Tableau_20_valeur"><office:annotation loext:resolved="false"><dc:creator>sge </dc:creator><dc:date>2013-10-21T23:36:08</dc:date><text:p text:style-name="P78">do text</text:p><text:p text:style-name="P78">from oo_v.render_xhtml('description_rich')</text:p></office:annotation>champ description</text:p>
                </table:table-cell>
              </table:table-row>
              <table:table-row table:style-name="TableLine94669382427152">
                <table:table-cell table:style-name="Tableau1.A3" office:value-type="string">
                  <text:p text:style-name="P15"><office:annotation loext:resolved="false"><dc:creator>sge </dc:creator><dc:date>2013-10-18T15:09:43</dc:date><text:p text:style-name="P78">do row if view.keep_field('oo', 'categories') and hasattr(oo, 'categories') and oo.categories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 table:style-name="TableLine94669345573376">
                <table:table-cell table:style-name="Tableau1.A3" office:value-type="string">
                  <text:p text:style-name="P15"><office:annotation loext:resolved="false"><dc:creator>fngaha</dc:creator><dc:date>2022-09-01T16:08:15.204986111</dc:date><meta:creator-initials>fngaha</meta:creator-initials><text:p text:style-name="P80"><text:span text:style-name="T16">do row if view.keep_field('oo', 'result_indicator') and oo.result_indicator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 loext:resolved="false"><dc:creator>fngaha</dc:creator><dc:date>2022-09-01T16:08:52.548674384</dc:date><meta:creator-initials>fngaha</meta:creator-initials><text:p text:style-name="P80"><text:span text:style-name="T16">do text</text:span></text:p><text:p text:style-name="P80"><text:span text:style-name="T16">from xhtml(oo_v.display_widget('result_indicator'))</text:span></text:p></office:annotation>result indicator</text:p>
                </table:table-cell>
              </table:table-row>
              <table:table-row table:style-name="TableLine94669310272000">
                <table:table-cell table:style-name="Tableau1.A3" office:value-type="string">
                  <text:p text:style-name="P15"><office:annotation loext:resolved="false"><dc:creator>fngaha</dc:creator><dc:date>2022-09-01T16:14:21.416449222</dc:date><meta:creator-initials>fngaha</meta:creator-initials><text:p text:style-name="P80"><text:span text:style-name="T16">do row if view.keep_field('oo', 'priority') and oo.priority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 table:style-name="TableLine94669326528160">
                <table:table-cell table:style-name="Tableau1.A3" office:value-type="string">
                  <text:p text:style-name="P15"><office:annotation loext:resolved="false"><dc:creator>fngaha</dc:creator><dc:date>2022-09-01T16:17:33.135021981</dc:date><meta:creator-initials>fngaha</meta:creator-initials><text:p text:style-name="P80"><text:span text:style-name="T16">do row if view.keep_field('oo', 'planned_end_date') and oo.planned_end_date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 table:style-name="TableLine94669333911248">
                <table:table-cell table:style-name="Tableau1.A3" office:value-type="string">
                  <text:p text:style-name="P15"><office:annotation loext:resolved="false"><dc:creator>fngaha</dc:creator><dc:date>2022-09-01T16:25:41.088381338</dc:date><meta:creator-initials>fngaha</meta:creator-initials><text:p text:style-name="P80"><text:span text:style-name="T16">do row if view.keep_field('oo', 'representative_responsible') and oo.representative_responsible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 table:style-name="TableLine94669366845648">
                <table:table-cell table:style-name="Tableau1.A3" office:value-type="string">
                  <text:p text:style-name="P15"><office:annotation loext:resolved="false"><dc:creator>fngaha</dc:creator><dc:date>2022-09-01T16:29:14.257937649</dc:date><meta:creator-initials>fngaha</meta:creator-initials><text:p text:style-name="P80"><text:span text:style-name="T16">do row if view.keep_field('oo', 'administrative_responsible') and oo.administrative_responsible and 'administrative_responsible' not in without_oo_fields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 table:style-name="TableLine94669335851392">
                <table:table-cell table:style-name="Tableau1.A3" office:value-type="string">
                  <text:list xml:id="list145742862354566" text:continue-numbering="true" text:style-name="numerotation_20_pst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Titre_20_Sous-Tache" text:outline-level="6"><office:annotation loext:resolved="false"><dc:creator>fngaha</dc:creator><dc:date>2022-09-01T16:30:41.825404742</dc:date><meta:creator-initials>fngaha</meta:creator-initials><text:p text:style-name="P80"><text:span text:style-name="T16">do row if view.keep_field('oo', 'manager') and oo.manager and 'manager' not in without_oo_fields</text:span></text:p></office:annotation>Service gestionnaire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 table:style-name="TableLine94669156604928">
                <table:table-cell table:style-name="Tableau1.A3" office:value-type="string">
                  <text:p text:style-name="P15"><office:annotation loext:resolved="false"><dc:creator>sge </dc:creator><dc:date>2013-10-18T15:13:26</dc:date><text:p text:style-name="P78">do row if view.keep_field('oo', 'extra_concerned_people') and oo.extra_concerned_people</text:p></office:annotation>Partenaires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6-17T12:54:19</dc:date><text:p text:style-name="P78">do text</text:p><text:p text:style-name="P78">from xhtml(oo_v.display_text_as_html('extra_concerned_people'))</text:p></office:annotation>champ extra_concerned_people</text:p>
                </table:table-cell>
              </table:table-row>
              <table:table-row table:style-name="TableLine94669303459152">
                <table:table-cell table:style-name="Tableau1.A3" office:value-type="string">
                  <text:p text:style-name="P19"><office:annotation loext:resolved="false"><dc:creator>fngaha</dc:creator><dc:date>2022-09-01T16:32:25.269479197</dc:date><meta:creator-initials>fngaha</meta:creator-initials><text:p text:style-name="P80"><text:span text:style-name="T16">do row if view.keep_field('oo', 'projection') and oo.projection</text:span></text:p></office:annotation>Projections</text:p>
                </table:table-cell>
                <table:table-cell table:style-name="Tableau1.B3" office:value-type="string">
                  <text:p text:style-name="P61"><office:annotation loext:resolved="false"><dc:creator>fngaha</dc:creator><dc:date>2021-09-20T19:05:07.553726186</dc:date><meta:creator-initials>fngaha</meta:creator-initials><text:p text:style-name="P80">do text if oo.projection</text:p><text:p text:style-name="P80">from xhtml(oo_v.getProjection())</text:p></office:annotation>projection</text:p>
                </table:table-cell>
              </table:table-row>
              <table:table-row table:style-name="TableLine94669336576176">
                <table:table-cell table:style-name="Tableau1.A3" office:value-type="string">
                  <text:p text:style-name="P20"><office:annotation loext:resolved="false"><dc:creator>fngaha</dc:creator><dc:date>2021-09-20T19:04:46.331161479</dc:date><meta:creator-initials>fngaha</meta:creator-initials><text:p text:style-name="P80">do row if view.keep_field('oo', 'analytic_budget') and oo.analytic_budget</text:p></office:annotation>Budget analytique</text:p>
                </table:table-cell>
                <table:table-cell table:style-name="Tableau1.B3" office:value-type="string">
                  <text:p text:style-name="P62"><office:annotation loext:resolved="false"><dc:creator>fngaha</dc:creator><dc:date>2021-09-20T19:04:26.252061030</dc:date><meta:creator-initials>fngaha</meta:creator-initials><text:p text:style-name="P80">do text if oo.analytic_budget</text:p><text:p text:style-name="P80">from xhtml(oo_v.getAnalyticBudget())</text:p></office:annotation>budget analytique</text:p>
                </table:table-cell>
              </table:table-row>
              <table:table-row table:style-name="TableLine94669335702496">
                <table:table-cell table:style-name="Tableau1.A3" office:value-type="string">
                  <text:p text:style-name="P15"><office:annotation loext:resolved="false"><dc:creator>fngaha</dc:creator><dc:date>2022-09-01T16:36:28.040844307</dc:date><meta:creator-initials>fngaha</meta:creator-initials><text:p text:style-name="P80"><text:span text:style-name="T16">do row if view.keep_field('oo', 'budget') and oo.budget</text:span></text:p></office:annotation>Budget propre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6-17T12:34:05</dc:date><text:p text:style-name="P78">do text if oo.budget</text:p><text:p text:style-name="P78">from xhtml(oo_v.getOwnBudget())</text:p></office:annotation>champ budget</text:p>
                </table:table-cell>
              </table:table-row>
              <table:table-row table:style-name="TableLine94669301429696">
                <table:table-cell table:style-name="Tableau1.A3" office:value-type="string">
                  <text:p text:style-name="P15"><office:annotation loext:resolved="false"><dc:creator>sge </dc:creator><dc:date>2013-10-18T15:28:43</dc:date><text:p text:style-name="P78">do row if view.keep_field('oo', 'budget_comments') and oo_v.get_value('budget_comments')</text:p></office:annotation>Commentaires budget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9-18T13:03:01</dc:date><text:p text:style-name="P78">do text</text:p><text:p text:style-name="P78">from oo_v.render_xhtml('budget_comments')</text:p></office:annotation>champ budget_comments</text:p>
                </table:table-cell>
              </table:table-row>
              <table:table-row table:style-name="TableLine94669223244864">
                <table:table-cell table:style-name="Tableau1.A3" office:value-type="string">
                  <text:p text:style-name="P15"><office:annotation loext:resolved="false"><dc:creator>sge </dc:creator><dc:date>2013-10-28T14:32:32</dc:date><text:p text:style-name="P78">do row if view.keep_field('oo', 'budget') and oo_v.hasChildrenBudget(obj=oo)</text:p></office:annotation>Budget des actions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9-18T11:38:33</dc:date><text:p text:style-name="P78">do text</text:p><text:p text:style-name="P78">from xhtml(oo_v.getChildrenBudget())</text:p></office:annotation>widget budget des sous-éléments</text:p>
                </table:table-cell>
              </table:table-row>
              <table:table-row table:style-name="TableLine94669364905264">
                <table:table-cell table:style-name="Tableau1.A3" office:value-type="string">
                  <text:p text:style-name="P15"><office:annotation loext:resolved="false"><dc:creator>sge </dc:creator><dc:date>2013-10-21T23:41:38</dc:date><text:p text:style-name="P78">do row if view.keep_field('oo', 'observation') and oo_v.get_value('observation')</text:p></office:annotation>Constat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10-21T23:41:16</dc:date><text:p text:style-name="P78">do text</text:p><text:p text:style-name="P78">from oo_v.render_xhtml('observation')</text:p></office:annotation>champ observation</text:p>
                </table:table-cell>
              </table:table-row>
              <table:table-row table:style-name="TableLine94669335358752">
                <table:table-cell table:style-name="Tableau1.A3" office:value-type="string">
                  <text:p text:style-name="P15"><office:annotation loext:resolved="false"><dc:creator>sge </dc:creator><dc:date>2013-10-18T15:32:49</dc:date><text:p text:style-name="P78">do row if view.keep_field('oo', 'comments') and oo_v.get_value('comments')</text:p></office:annotation>Commentaires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6-17T13:13:51</dc:date><text:p text:style-name="P78">do text</text:p><text:p text:style-name="P78">from oo_v.render_xhtml('comments')</text:p></office:annotation>champ comments</text:p>
                </table:table-cell>
              </table:table-row>
              <table:table-row table:style-name="TableLine94669222979584">
                <table:table-cell table:style-name="Tableau1.A3" office:value-type="string">
                  <text:p text:style-name="P16"><office:annotation loext:resolved="false"><dc:creator>bleybaert</dc:creator><dc:date>2020-01-28T10:33:40.092793536</dc:date><meta:creator-initials>ble</meta:creator-initials><text:p text:style-name="P78">do row if hasattr(oo,'sdgs') and view.keep_field('oo', 'sdgs') and oo.sdgs</text:p></office:annotation>O.D.D.</text:p>
                </table:table-cell>
                <table:table-cell table:style-name="Tableau1.B3" office:value-type="string">
                  <text:p text:style-name="P60"><text:text-input text:description="">oo_v.display_voc('sdgs')</text:text-input></text:p>
                </table:table-cell>
              </table:table-row>
              <table:table-row table:style-name="TableLine94669338225152">
                <table:table-cell table:style-name="Tableau1.A3" office:value-type="string">
                  <text:p text:style-name="P15"><office:annotation loext:resolved="false"><dc:creator>sge </dc:creator><dc:date>2013-10-18T15:09:43</dc:date><text:p text:style-name="P78">do row if view.keep_field('oo', 'plan') and hasattr(oo, 'plan') and oo.plan</text:p></office:annotation><text:span text:style-name="T14">Plan</text:span></text:p>
                </table:table-cell>
                <table:table-cell table:style-name="Tableau1.B3" office:value-type="string">
                  <text:p text:style-name="P49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2"><office:annotation loext:resolved="false"><dc:creator>sge</dc:creator><dc:date>2016-09-06T13:10:29</dc:date><text:p text:style-name="P78">do section- for act in view.getActions(oo=oo, skip_states=view.skip_states())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 table:style-name="TableLine94669167312080">
                  <table:table-cell table:style-name="Tableau14.A1" table:number-columns-spanned="2" office:value-type="string">
                    <text:list xml:id="list145743106259825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 loext:resolved="false"><dc:creator>sge</dc:creator><dc:date>2016-09-06T13:13:34</dc:date><text:p text:style-name="P78">do table with act_v=view.getDGHV(act)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 table:style-name="TableLine94669315045376">
                  <table:table-cell table:style-name="Tableau14.A2" office:value-type="string">
                    <text:p text:style-name="Tableau_20_libellé"><office:annotation loext:resolved="false"><dc:creator>sge </dc:creator><dc:date>2013-10-21T23:29:43</dc:date><text:p text:style-name="P78">do row if view.keep_field('ac', 'description_rich') and act_v.get_value('description_rich')</text:p></office:annotation>Description</text:p>
                  </table:table-cell>
                  <table:table-cell table:style-name="Tableau14.B2" office:value-type="string">
                    <text:p text:style-name="Tableau_20_valeur"><office:annotation loext:resolved="false"><dc:creator>sge </dc:creator><dc:date>2013-10-21T23:27:35</dc:date><text:p text:style-name="P78">do text</text:p><text:p text:style-name="P78">from act_v.render_xhtml('description_rich')</text:p></office:annotation>champ description</text:p>
                  </table:table-cell>
                </table:table-row>
                <table:table-row table:style-name="TableLine94669343628800">
                  <table:table-cell table:style-name="Tableau14.A4" office:value-type="string">
                    <text:p text:style-name="P30"><office:annotation loext:resolved="false"><dc:creator>sge </dc:creator><dc:date>2013-10-18T15:09:43</dc:date><text:p text:style-name="P78">do row if view.keep_field('ac', 'categories') and hasattr(act, 'categories') and act.categories</text:p></office:annotation>Catégorie</text:p>
                  </table:table-cell>
                  <table:table-cell table:style-name="Tableau14.B4" office:value-type="string">
                    <text:p text:style-name="P56"><text:text-input text:description="">act_v.display_voc('categories')</text:text-input></text:p>
                  </table:table-cell>
                </table:table-row>
                <table:table-row table:style-name="TableLine94669333490208">
                  <table:table-cell table:style-name="Tableau14.A4" office:value-type="string">
                    <text:p text:style-name="P34"><office:annotation loext:resolved="false"><dc:creator>fngaha</dc:creator><dc:date>2022-09-01T16:59:35.726101169</dc:date><meta:creator-initials>fngaha</meta:creator-initials><text:p text:style-name="P80"><text:span text:style-name="T16">do row if view.keep_field('ac', 'result_indicator') and act.result_indicator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59"><office:annotation loext:resolved="false"><dc:creator>fngaha</dc:creator><dc:date>2022-09-01T17:00:51.257226727</dc:date><meta:creator-initials>fngaha</meta:creator-initials><text:p text:style-name="P80"><text:span text:style-name="T16">do text</text:span></text:p><text:p text:style-name="P80"><text:span text:style-name="T16">from xhtml(act_v.display_widget('result_indicator'))</text:span></text:p></office:annotation>result indicator</text:p>
                  </table:table-cell>
                </table:table-row>
                <table:table-row table:style-name="TableLine94669341218896">
                  <table:table-cell table:style-name="Tableau14.A16" office:value-type="string">
                    <text:p text:style-name="Tableau_20_libellé"><office:annotation loext:resolved="false"><dc:creator>fngaha</dc:creator><dc:date>2022-09-01T17:03:35.577879266</dc:date><meta:creator-initials>fngaha</meta:creator-initials><text:p text:style-name="P80"><text:span text:style-name="T16">do row if view.keep_field('ac', 'planned_end_date') and act.planned_end_date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 table:style-name="TableLine94669339285152">
                  <table:table-cell table:style-name="Tableau14.A16" office:value-type="string">
                    <text:p text:style-name="P32"><office:annotation loext:resolved="false"><dc:creator>fngaha</dc:creator><dc:date>2022-09-01T17:05:08.522030903</dc:date><meta:creator-initials>fngaha</meta:creator-initials><text:p text:style-name="P80"><text:span text:style-name="T16">do row if view.keep_field('ac', 'representative_responsible') and act.representative_responsible</text:span></text:p></office:annotation>Responsable mandataire</text:p>
                  </table:table-cell>
                  <table:table-cell table:style-name="Tableau14.B16" office:value-type="string">
                    <text:p text:style-name="P57"><text:text-input text:description="">act_v.display_voc('representative_responsible')</text:text-input></text:p>
                  </table:table-cell>
                </table:table-row>
                <table:table-row table:style-name="TableLine94669358547456">
                  <table:table-cell table:style-name="Tableau14.A16" office:value-type="string">
                    <text:p text:style-name="Tableau_20_libellé"><office:annotation loext:resolved="false"><dc:creator>fngaha</dc:creator><dc:date>2022-09-01T17:06:28.252710889</dc:date><meta:creator-initials>fngaha</meta:creator-initials><text:p text:style-name="P80"><text:span text:style-name="T16">do row if view.keep_field('ac', 'health_indicator') and act.health_indicator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6-17T14:29:33</dc:date><text:p text:style-name="P78">do text</text:p><text:p text:style-name="P78">from xhtml(act_v.formatHealthIndicator())</text:p></office:annotation>champ health_indicator_details</text:p>
                  </table:table-cell>
                </table:table-row>
                <table:table-row table:style-name="TableLine94669165621008">
                  <table:table-cell table:style-name="Tableau14.A16" office:value-type="string">
                    <text:list xml:id="list145742941328364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Titre_20_Sous-Tache" text:outline-level="6"><office:annotation loext:resolved="false"><dc:creator>fngaha</dc:creator><dc:date>2022-09-01T17:13:20.618663925</dc:date><meta:creator-initials>fngaha</meta:creator-initials><text:p text:style-name="P80"><text:span text:style-name="T16">do row if view.keep_field('ac', 'manager') and act.manager</text:span></text:p></office:annotation>Service <text:span text:style-name="T10">gestionnaire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 table:style-name="TableLine94669333321824">
                  <table:table-cell table:style-name="Tableau14.A16" office:value-type="string">
                    <text:p text:style-name="P44"><office:annotation loext:resolved="false"><dc:creator>bleybaert</dc:creator><dc:date>2020-02-12T14:12:37.769158588</dc:date><meta:creator-initials>ble</meta:creator-initials><text:p text:style-name="P78">do row if view.keep_field('ac', 'responsible') and act.responsible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 table:style-name="TableLine94669339910144">
                  <table:table-cell table:style-name="Tableau14.A16" office:value-type="string">
                    <text:p text:style-name="Tableau_20_libellé"><office:annotation loext:resolved="false"><dc:creator>sge </dc:creator><dc:date>2013-10-21T23:33:12</dc:date><text:p text:style-name="P78">do row if view.keep_field('ac', 'extra_concerned_people') and act_v.get_value('extra_concerned_people')</text:p></office:annotation>Partenaires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6-17T12:54:19</dc:date><text:p text:style-name="P78">do text</text:p><text:p text:style-name="P78">from xhtml(act_v.display_text_as_html('extra_concerned_people'))</text:p></office:annotation>champ extra_concerned_people</text:p>
                  </table:table-cell>
                </table:table-row>
                <table:table-row table:style-name="TableLine94669365950592">
                  <table:table-cell table:style-name="Tableau14.A16" office:value-type="string">
                    <text:p text:style-name="P46"><office:annotation loext:resolved="false"><dc:creator>fngaha</dc:creator><dc:date>2022-09-01T17:15:32.413398067</dc:date><meta:creator-initials>fngaha</meta:creator-initials><text:p text:style-name="P80"><text:span text:style-name="T16">do row if view.keep_field('ac', 'projection') and act.projection</text:span></text:p></office:annotation>Projections</text:p>
                  </table:table-cell>
                  <table:table-cell table:style-name="Tableau14.B16" office:value-type="string">
                    <text:p text:style-name="P63"><office:annotation loext:resolved="false"><dc:creator>fngaha</dc:creator><dc:date>2021-09-20T19:02:09.193996256</dc:date><meta:creator-initials>fngaha</meta:creator-initials><text:p text:style-name="P80">do text if act.projection</text:p><text:p text:style-name="P80">from xhtml(act_v.getProjection())</text:p></office:annotation>projection</text:p>
                  </table:table-cell>
                </table:table-row>
                <table:table-row table:style-name="TableLine94669308641008">
                  <table:table-cell table:style-name="Tableau14.A16" office:value-type="string">
                    <text:p text:style-name="P46">Budget <office:annotation loext:resolved="false"><dc:creator>fngaha</dc:creator><dc:date>2022-09-01T17:20:03.711239630</dc:date><meta:creator-initials>fngaha</meta:creator-initials><text:p text:style-name="P80"><text:span text:style-name="T16">do row if view.keep_field('ac', 'analytic_budget') and act.analytic_budget</text:span></text:p></office:annotation>analytique</text:p>
                  </table:table-cell>
                  <table:table-cell table:style-name="Tableau14.B16" office:value-type="string">
                    <text:p text:style-name="P63"><office:annotation loext:resolved="false"><dc:creator>fngaha</dc:creator><dc:date>2021-09-20T19:01:31.805492310</dc:date><meta:creator-initials>fngaha</meta:creator-initials><text:p text:style-name="P80">do text if act.analytic_budget</text:p><text:p text:style-name="P80">from xhtml(act_v.getAnalyticBudget())</text:p></office:annotation>budg<text:span text:style-name="T12">et</text:span> analytique<text:tab/></text:p>
                  </table:table-cell>
                </table:table-row>
                <table:table-row table:style-name="TableLine94669337572816">
                  <table:table-cell table:style-name="Tableau14.A16" office:value-type="string">
                    <text:p text:style-name="Tableau_20_libellé"><office:annotation loext:resolved="false"><dc:creator>fngaha</dc:creator><dc:date>2022-09-01T17:22:14.289015601</dc:date><meta:creator-initials>fngaha</meta:creator-initials><text:p text:style-name="P80"><text:span text:style-name="T16">do row if view.keep_field('ac', 'budget') and act.budget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6-17T12:34:05</dc:date><text:p text:style-name="P78">do text if act.budget</text:p><text:p text:style-name="P78">from xhtml(act_v.getOwnBudget())</text:p></office:annotation>champ budget</text:p>
                  </table:table-cell>
                </table:table-row>
                <table:table-row table:style-name="TableLine94669341939808">
                  <table:table-cell table:style-name="Tableau14.A16" office:value-type="string">
                    <text:p text:style-name="Tableau_20_libellé"><office:annotation loext:resolved="false"><dc:creator>sge </dc:creator><dc:date>2013-10-18T15:36:30</dc:date><text:p text:style-name="P78">do row if view.keep_field('ac', 'budget_comments') and act_v.get_value('budget_comments')</text:p></office:annotation>Commentaires budget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9-18T13:05:33</dc:date><text:p text:style-name="P78">do text</text:p><text:p text:style-name="P78">from act_v.render_xhtml('budget_comments')</text:p></office:annotation>champ budget_comments</text:p>
                  </table:table-cell>
                </table:table-row>
                <table:table-row table:style-name="TableLine94669313522064">
                  <table:table-cell table:style-name="Tableau14.A15" office:value-type="string">
                    <text:p text:style-name="Tableau_20_libellé"><office:annotation loext:resolved="false"><dc:creator>fngaha</dc:creator><dc:date>2022-09-01T18:05:13.940996074</dc:date><meta:creator-initials>fngaha</meta:creator-initials><text:p text:style-name="P80"><text:span text:style-name="T16">do row if view.keep_field('ac', 'progress') and act.progress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 table:style-name="TableLine94669363591168">
                  <table:table-cell table:style-name="Tableau14.A16" office:value-type="string">
                    <text:p text:style-name="Tableau_20_libellé"><office:annotation loext:resolved="false"><dc:creator>sge </dc:creator><dc:date>2013-10-18T15:36:44</dc:date><text:p text:style-name="P78">do row if view.keep_field('ac', 'observation') and act_v.get_value('observation')</text:p></office:annotation>Constat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6-17T13:13:51</dc:date><text:p text:style-name="P78">do text</text:p><text:p text:style-name="P78">from act_v.render_xhtml('observation')</text:p></office:annotation>champ observation</text:p>
                  </table:table-cell>
                </table:table-row>
                <table:table-row table:style-name="TableLine94669368667520">
                  <table:table-cell table:style-name="Tableau14.A17" office:value-type="string">
                    <text:p text:style-name="Tableau_20_libellé"><office:annotation loext:resolved="false"><dc:creator>sge </dc:creator><dc:date>2013-10-18T15:36:44</dc:date><text:p text:style-name="P78">do row if view.keep_field('ac', 'comments') and act_v.get_value('comments')</text:p></office:annotation>Commentaires</text:p>
                  </table:table-cell>
                  <table:table-cell table:style-name="Tableau14.B17" office:value-type="string">
                    <text:p text:style-name="Tableau_20_valeur"><office:annotation loext:resolved="false"><dc:creator>sge </dc:creator><dc:date>2013-06-17T13:13:51</dc:date><text:p text:style-name="P78">do text</text:p><text:p text:style-name="P78">from act_v.render_xhtml('comments')</text:p></office:annotation>champ comments</text:p>
                  </table:table-cell>
                </table:table-row>
                <table:table-row table:style-name="TableLine94669158890592">
                  <table:table-cell table:style-name="Tableau14.A18" office:value-type="string">
                    <text:p text:style-name="P36"><text:span text:style-name="T9"><office:annotation loext:resolved="false"><dc:creator>bleybaert</dc:creator><dc:date>2020-01-28T10:33:40.092793536</dc:date><meta:creator-initials>ble</meta:creator-initials><text:p text:style-name="P78">do row if hasattr(act, 'sdgs') and view.keep_field('ac', 'sdgs') and act.sdgs</text:p></office:annotation></text:span>O.D.D.</text:p>
                  </table:table-cell>
                  <table:table-cell table:style-name="Tableau14.B18" office:value-type="string">
                    <text:p text:style-name="P39"><text:text-input text:description="">act_v.display_voc('sdgs')</text:text-input></text:p>
                  </table:table-cell>
                </table:table-row>
                <table:table-row table:style-name="TableLine94669376482416">
                  <table:table-cell table:style-name="Tableau14.A19" office:value-type="string">
                    <text:p text:style-name="P30"><office:annotation loext:resolved="false"><dc:creator>sge </dc:creator><dc:date>2013-10-18T15:09:43</dc:date><text:p text:style-name="P78">do row if view.keep_field('ac', 'plan') and hasattr(act, 'plan') and act.plan</text:p></office:annotation><text:span text:style-name="T14">Plan</text:span></text:p>
                  </table:table-cell>
                  <table:table-cell table:style-name="Tableau14.B19" office:value-type="string">
                    <text:p text:style-name="P50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3"><office:annotation loext:resolved="false"><dc:creator>sge</dc:creator><dc:date>2016-09-06T13:10:29</dc:date><text:p text:style-name="P78">do section- for subact in view.getSubActions(action=act, skip_states=view.skip_states())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Line94669175337312">
                    <table:table-cell table:style-name="Table1.A1" table:number-columns-spanned="2" office:value-type="string">
                      <text:list xml:id="list145741750065719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5" text:outline-level="4"><text:bookmark-start text:name="__RefHeading___Toc182878_2652624615"/><office:annotation loext:resolved="false"><dc:creator>sge</dc:creator><dc:date>2016-09-06T13:13:34</dc:date><text:p text:style-name="P78">do table with subact_v=view.getDGHV(subact)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669167068880">
                    <table:table-cell table:style-name="Table1.A2" office:value-type="string">
                      <text:p text:style-name="P40"><office:annotation loext:resolved="false"><dc:creator>sge </dc:creator><dc:date>2013-10-21T23:29:43</dc:date><text:p text:style-name="P78">do row if view.keep_field('sb', 'description_rich') and subact_v.get_value('description_rich')</text:p></office:annotation>Description</text:p>
                    </table:table-cell>
                    <table:table-cell table:style-name="Table1.B2" office:value-type="string">
                      <text:p text:style-name="P41"><office:annotation loext:resolved="false"><dc:creator>sge </dc:creator><dc:date>2013-10-21T23:27:35</dc:date><text:p text:style-name="P78">do text</text:p><text:p text:style-name="P78">from subact_v.render_xhtml('description_rich')</text:p></office:annotation>champ description</text:p>
                    </table:table-cell>
                  </table:table-row>
                  <table:table-row table:style-name="TableLine94669188131600">
                    <table:table-cell table:style-name="Table1.A4" office:value-type="string">
                      <text:p text:style-name="P31"><office:annotation loext:resolved="false"><dc:creator>sge </dc:creator><dc:date>2013-10-18T15:09:43</dc:date><text:p text:style-name="P78">do row if view.keep_field('sb', 'categories') and hasattr(subact, 'categories') and subact.categories</text:p></office:annotation>Catégorie</text:p>
                    </table:table-cell>
                    <table:table-cell table:style-name="Table1.B4" office:value-type="string">
                      <text:p text:style-name="P41"><text:text-input text:description="">subact_v.display_voc('categories')</text:text-input></text:p>
                    </table:table-cell>
                  </table:table-row>
                  <table:table-row table:style-name="TableLine94669264940784">
                    <table:table-cell table:style-name="Table1.A4" office:value-type="string">
                      <text:p text:style-name="P35"><office:annotation loext:resolved="false"><dc:creator>fngaha</dc:creator><dc:date>2022-09-02T14:00:15.711521425</dc:date><meta:creator-initials>fngaha</meta:creator-initials><text:p text:style-name="P79"><text:span text:style-name="T15">do row if view.keep_field('sb', 'result_indicator') and subact.result_indicator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41"><office:annotation loext:resolved="false"><dc:creator>sge </dc:creator><dc:date>2013-06-21T22:15:44</dc:date><text:p text:style-name="P78">do text if subact.result_indicator</text:p><text:p text:style-name="P78">from xhtml(subact_v.display_widget('result_indicator'))</text:p></office:annotation>result indicator</text:p>
                    </table:table-cell>
                  </table:table-row>
                  <table:table-row table:style-name="TableLine94669067106304">
                    <table:table-cell table:style-name="Table1.A16" office:value-type="string">
                      <text:p text:style-name="P40"><office:annotation loext:resolved="false"><dc:creator>fngaha</dc:creator><dc:date>2022-09-02T14:10:21.415859935</dc:date><meta:creator-initials>fngaha</meta:creator-initials><text:p text:style-name="P79"><text:span text:style-name="T15">do row if view.keep_field('sb', 'planned_end_date') and subact.planned_end_date</text:span></text:p></office:annotation>Échéance</text:p>
                    </table:table-cell>
                    <table:table-cell table:style-name="Table1.B16" office:value-type="string">
                      <text:p text:style-name="P41"><text:text-input text:description="">subact_v.display_date('planned_end_date')</text:text-input></text:p>
                    </table:table-cell>
                  </table:table-row>
                  <table:table-row table:style-name="TableLine94669326958832">
                    <table:table-cell table:style-name="Table1.A16" office:value-type="string">
                      <text:p text:style-name="P33"><office:annotation loext:resolved="false"><dc:creator>fngaha</dc:creator><dc:date>2022-09-02T14:12:05.310830579</dc:date><meta:creator-initials>fngaha</meta:creator-initials><text:p text:style-name="P79"><text:span text:style-name="T15">do row if view.keep_field('sb', 'representative_responsible') and subact.representative_responsible</text:span></text:p></office:annotation>Responsable mandataire</text:p>
                    </table:table-cell>
                    <table:table-cell table:style-name="Table1.B16" office:value-type="string">
                      <text:p text:style-name="P41"><text:text-input text:description="">subact_v.display_voc('representative_responsible')</text:text-input></text:p>
                    </table:table-cell>
                  </table:table-row>
                  <table:table-row table:style-name="TableLine94669282791952">
                    <table:table-cell table:style-name="Table1.A16" office:value-type="string">
                      <text:p text:style-name="P40"><office:annotation loext:resolved="false"><dc:creator>fngaha</dc:creator><dc:date>2022-09-02T14:13:21.696406357</dc:date><meta:creator-initials>fngaha</meta:creator-initials><text:p text:style-name="P79"><text:span text:style-name="T15">do row if view.keep_field('sb', 'health_indicator') and subact.health_indicator</text:span></text:p></office:annotation>Indice de santé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6-17T14:29:33</dc:date><text:p text:style-name="P78">do text</text:p><text:p text:style-name="P78">from xhtml(subact_v.formatHealthIndicator())</text:p></office:annotation>champ health_indicator_details</text:p>
                    </table:table-cell>
                  </table:table-row>
                  <table:table-row table:style-name="TableLine94669304700576">
                    <table:table-cell table:style-name="Table1.A16" office:value-type="string">
                      <text:list xml:id="list145743018246077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<office:annotation loext:resolved="false"><dc:creator>fngaha</dc:creator><dc:date>2022-09-02T14:14:32.709554941</dc:date><meta:creator-initials>fngaha</meta:creator-initials><text:p text:style-name="P79"><text:span text:style-name="T15">do row if view.keep_field('sb', 'manager') and subact.manager</text:span></text:p></office:annotation>Service <text:span text:style-name="T11">gestionnaire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1.B16" office:value-type="string">
                      <text:p text:style-name="P41"><text:text-input text:description="">subact_v.display_voc('manager')</text:text-input></text:p>
                    </table:table-cell>
                  </table:table-row>
                  <table:table-row table:style-name="TableLine94669306307264">
                    <table:table-cell table:style-name="Table1.A16" office:value-type="string">
                      <text:p text:style-name="P45"><office:annotation loext:resolved="false"><dc:creator>bleybaert</dc:creator><dc:date>2020-02-12T14:18:02.875832968</dc:date><meta:creator-initials>ble</meta:creator-initials><text:p text:style-name="P78">do row if view.keep_field('sb', 'responsible') and subact.responsible</text:p></office:annotation>Porteur de l'action</text:p>
                    </table:table-cell>
                    <table:table-cell table:style-name="Table1.B16" office:value-type="string">
                      <text:p text:style-name="P41"><text:text-input text:description="">subact_v.display_voc('responsible')</text:text-input></text:p>
                    </table:table-cell>
                  </table:table-row>
                  <table:table-row table:style-name="TableLine94669303744000">
                    <table:table-cell table:style-name="Table1.A16" office:value-type="string">
                      <text:p text:style-name="P40"><office:annotation loext:resolved="false"><dc:creator>sge </dc:creator><dc:date>2013-10-21T23:33:12</dc:date><text:p text:style-name="P78">do row if view.keep_field('sb', 'extra_concerned_people') and subact_v.get_value('extra_concerned_people')</text:p></office:annotation>Partenaires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6-17T12:54:19</dc:date><text:p text:style-name="P78">do text</text:p><text:p text:style-name="P78">from xhtml(subact_v.display_text_as_html('extra_concerned_people'))</text:p></office:annotation>champ extra_concerned_people</text:p>
                    </table:table-cell>
                  </table:table-row>
                  <table:table-row table:style-name="TableLine94669340141216">
                    <table:table-cell table:style-name="Table1.A16" office:value-type="string">
                      <text:p text:style-name="P47"><office:annotation loext:resolved="false"><dc:creator>fngaha</dc:creator><dc:date>2022-09-02T14:24:57.207185271</dc:date><meta:creator-initials>fngaha</meta:creator-initials><text:p text:style-name="P79"><text:span text:style-name="T15">do row if view.keep_field('sb', 'projection') and subact.projection</text:span></text:p></office:annotation>Projections</text:p>
                    </table:table-cell>
                    <table:table-cell table:style-name="Table1.B16" office:value-type="string">
                      <text:p text:style-name="P64"><office:annotation loext:resolved="false"><dc:creator>fngaha</dc:creator><dc:date>2021-09-20T19:00:32.724922037</dc:date><meta:creator-initials>fngaha</meta:creator-initials><text:p text:style-name="P80">do text if subact.projection</text:p><text:p text:style-name="P80">from xhtml(subact_v.getProjection())</text:p></office:annotation>projection</text:p>
                    </table:table-cell>
                  </table:table-row>
                  <table:table-row table:style-name="TableLine94669283991120">
                    <table:table-cell table:style-name="Table1.A16" office:value-type="string">
                      <text:p text:style-name="P47"><office:annotation loext:resolved="false"><dc:creator>fngaha</dc:creator><dc:date>2022-09-02T14:33:42.374992348</dc:date><meta:creator-initials>fngaha</meta:creator-initials><text:p text:style-name="P79"><text:span text:style-name="T15">do row if view.keep_field('sb', 'budget') and subact.budget</text:span></text:p></office:annotation>Budget <text:soft-page-break/>analytique</text:p>
                    </table:table-cell>
                    <table:table-cell table:style-name="Table1.B16" office:value-type="string">
                      <text:p text:style-name="P64"><office:annotation loext:resolved="false"><dc:creator>fngaha</dc:creator><dc:date>2021-09-20T17:04:09.813501417</dc:date><meta:creator-initials>fngaha</meta:creator-initials><text:p text:style-name="P80">do text if subact.analytic_budget</text:p><text:p text:style-name="P80">from xhtml(subact_v.getAnalyticBudget())</text:p></office:annotation>budg<text:span text:style-name="T12">et</text:span> analytique</text:p>
                    </table:table-cell>
                  </table:table-row>
                  <table:table-row table:style-name="TableLine94669161816816">
                    <table:table-cell table:style-name="Table1.A16" office:value-type="string">
                      <text:p text:style-name="P40"><office:annotation loext:resolved="false"><dc:creator>fngaha</dc:creator><dc:date>2022-09-02T14:28:13.986859445</dc:date><meta:creator-initials>fngaha</meta:creator-initials><text:p text:style-name="P79"><text:span text:style-name="T15">do row if view.keep_field('sb', 'budget') and subact.budget</text:span></text:p></office:annotation>Budget propre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6-17T12:34:05</dc:date><text:p text:style-name="P78">do text if subact.budget</text:p><text:p text:style-name="P78">from xhtml(subact_v.getOwnBudget())</text:p></office:annotation>champ budget</text:p>
                    </table:table-cell>
                  </table:table-row>
                  <table:table-row table:style-name="TableLine94669320122096">
                    <table:table-cell table:style-name="Table1.A16" office:value-type="string">
                      <text:p text:style-name="P40"><office:annotation loext:resolved="false"><dc:creator>sge </dc:creator><dc:date>2013-10-18T15:36:30</dc:date><text:p text:style-name="P78">do row if view.keep_field('sb', 'budget_comments') and subact_v.get_value('budget_comments')</text:p></office:annotation>Commentaires budget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9-18T13:05:33</dc:date><text:p text:style-name="P78">do text</text:p><text:p text:style-name="P78">from subact_v.render_xhtml('budget_comments')</text:p></office:annotation>champ budget_comments</text:p>
                    </table:table-cell>
                  </table:table-row>
                  <table:table-row table:style-name="TableLine94669252077296">
                    <table:table-cell table:style-name="Table1.A15" office:value-type="string">
                      <text:p text:style-name="P40"><office:annotation loext:resolved="false"><dc:creator>fngaha</dc:creator><dc:date>2022-09-02T14:29:51.231929133</dc:date><meta:creator-initials>fngaha</meta:creator-initials><text:p text:style-name="P79"><text:span text:style-name="T15">do row if view.keep_field('sb', 'progress') and subact.progress</text:span></text:p></office:annotation>Progression</text:p>
                    </table:table-cell>
                    <table:table-cell table:style-name="Table1.B15" office:value-type="string">
                      <text:p text:style-name="P41"><text:text-input text:description="">subact_v.get_value('progress')</text:text-input></text:p>
                    </table:table-cell>
                  </table:table-row>
                  <table:table-row table:style-name="TableLine94669304255824">
                    <table:table-cell table:style-name="Table1.A16" office:value-type="string">
                      <text:p text:style-name="P40"><office:annotation loext:resolved="false"><dc:creator>sge </dc:creator><dc:date>2013-10-18T15:36:44</dc:date><text:p text:style-name="P78">do row if view.keep_field('sb', 'observation') and subact_v.get_value('observation')</text:p></office:annotation>Constat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6-17T13:13:51</dc:date><text:p text:style-name="P78">do text</text:p><text:p text:style-name="P78">from subact_v.render_xhtml('observation')</text:p></office:annotation>champ observation</text:p>
                    </table:table-cell>
                  </table:table-row>
                  <table:table-row table:style-name="TableLine94669371136272">
                    <table:table-cell table:style-name="Table1.A17" office:value-type="string">
                      <text:p text:style-name="P40"><office:annotation loext:resolved="false"><dc:creator>sge </dc:creator><dc:date>2013-10-18T15:36:44</dc:date><text:p text:style-name="P78">do row if view.keep_field('sb', 'comments') and subact_v.get_value('comments')</text:p></office:annotation>Commentaires</text:p>
                    </table:table-cell>
                    <table:table-cell table:style-name="Table1.B17" office:value-type="string">
                      <text:p text:style-name="P41"><office:annotation loext:resolved="false"><dc:creator>sge </dc:creator><dc:date>2013-06-17T13:13:51</dc:date><text:p text:style-name="P78">do text</text:p><text:p text:style-name="P78">from subact_v.render_xhtml('comments')</text:p></office:annotation>champ comments</text:p>
                    </table:table-cell>
                  </table:table-row>
                  <table:table-row table:style-name="TableLine94669062498880">
                    <table:table-cell table:style-name="Table1.A18" office:value-type="string">
                      <text:p text:style-name="P37"><text:span text:style-name="T9"><office:annotation loext:resolved="false"><dc:creator>bleybaert</dc:creator><dc:date>2020-01-28T10:33:40.092793536</dc:date><meta:creator-initials>ble</meta:creator-initials><text:p text:style-name="P78">do row if hasattr(subact, 'sdgs') and view.keep_field('sb', 'sdgs') and subact.sdgs</text:p></office:annotation></text:span>O.D.D.</text:p>
                    </table:table-cell>
                    <table:table-cell table:style-name="Table1.B18" office:value-type="string">
                      <text:p text:style-name="P38"><text:text-input text:description="">subact_v.display_voc('sdgs')</text:text-input></text:p>
                    </table:table-cell>
                  </table:table-row>
                  <table:table-row table:style-name="TableLine94669382020176">
                    <table:table-cell table:style-name="Table1.A19" office:value-type="string">
                      <text:p text:style-name="P48"><office:annotation loext:resolved="false"><dc:creator>sge </dc:creator><dc:date>2013-10-18T15:09:43</dc:date><text:p text:style-name="P78">do row if view.keep_field('sb', 'plan') and hasattr(subact, 'plan') and subact.plan</text:p></office:annotation>Plan</text:p>
                    </table:table-cell>
                    <table:table-cell table:style-name="Table1.B19" office:value-type="string">
                      <text:p text:style-name="P51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 loext:resolved="false"><dc:creator>sge</dc:creator><dc:date>2016-11-24T11:10:56</dc:date><text:p text:style-name="P78">do section- if with_tasks</text:p><text:p text:style-name="P78">for task in view.getTasks(action=subact, skip_states=view.skip_states())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Line94669365899264">
                      <table:table-cell table:style-name="Table2.A1" table:number-columns-spanned="2" office:value-type="string">
                        <text:list xml:id="list145743712442146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7" text:outline-level="5"><text:bookmark-start text:name="__RefHeading___Toc4581_1957847879"/><office:annotation loext:resolved="false"><dc:creator>sge</dc:creator><dc:date>2016-09-06T13:13:34</dc:date><text:p text:style-name="P78">do table with task_v=view.getDGHV(task)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 table:style-name="TableLine94669316320960">
                      <table:table-cell table:style-name="Table2.A2" office:value-type="string">
                        <text:p text:style-name="P42"><office:annotation loext:resolved="false"><dc:creator>sge </dc:creator><dc:date>2013-10-21T23:29:43</dc:date><text:p text:style-name="P78">do row if task_v.get_value('task_description')</text:p></office:annotation>Description</text:p>
                      </table:table-cell>
                      <table:table-cell table:style-name="Table2.B2" office:value-type="string">
                        <text:p text:style-name="P43"><office:annotation loext:resolved="false"><dc:creator>sge </dc:creator><dc:date>2013-10-21T23:27:35</dc:date><text:p text:style-name="P78">do text</text:p><text:p text:style-name="P78">from task_v.render_xhtml('task_description')</text:p></office:annotation>champ description</text:p>
                      </table:table-cell>
                    </table:table-row>
                    <table:table-row table:style-name="TableLine94669181251872">
                      <table:table-cell table:style-name="Table2.A3" office:value-type="string">
                        <text:list xml:id="list145742832618959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style-name="Titre_20_Sous-Tache" text:outline-level="6">Service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table-cell table:style-name="Table2.B3" office:value-type="string">
                        <text:p text:style-name="P29"><text:text-input text:description="">task_v.display_voc('assigned_group')</text:text-input></text:p>
                      </table:table-cell>
                    </table:table-row>
                    <table:table-row table:style-name="TableLine94669360250368">
                      <table:table-cell table:style-name="Table2.A4" office:value-type="string">
                        <text:p text:style-name="P28">Utilisateur</text:p>
                      </table:table-cell>
                      <table:table-cell table:style-name="Table2.B4" office:value-type="string">
                        <text:p text:style-name="P54"><text:text-input text:description="">task_v.display_voc('assigned_user')</text:text-input></text:p>
                      </table:table-cell>
                    </table:table-row>
                    <table:table-row table:style-name="TableLine94669313566320">
                      <table:table-cell table:style-name="Table2.A5" office:value-type="string">
                        <text:p text:style-name="P42">Échéance</text:p>
                      </table:table-cell>
                      <table:table-cell table:style-name="Table2.B5" office:value-type="string">
                        <text:p text:style-name="P54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 loext:resolved="false"><dc:creator>sge</dc:creator><dc:date>2016-11-24T11:10:56</dc:date><text:p text:style-name="P78">do section- if with_tasks</text:p><text:p text:style-name="P78">for task in view.getTasks(action=act, skip_states=view.skip_states())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 table:style-name="TableLine94669180938960">
                    <table:table-cell table:style-name="Tableau3.A1" table:number-columns-spanned="2" office:value-type="string">
                      <text:list xml:id="list145743436738576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6" text:outline-level="4"><text:bookmark-start text:name="__RefHeading___Toc65921_3142966516"/><office:annotation loext:resolved="false"><dc:creator>sge</dc:creator><dc:date>2016-09-06T13:13:34</dc:date><text:p text:style-name="P78">do table with task_v=view.getDGHV(task)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669360385856">
                    <table:table-cell table:style-name="Tableau3.A2" office:value-type="string">
                      <text:p text:style-name="P24"><office:annotation loext:resolved="false"><dc:creator>sge </dc:creator><dc:date>2013-10-21T23:29:43</dc:date><text:p text:style-name="P78">do row if task_v.get_value('task_description')</text:p></office:annotation>Description</text:p>
                    </table:table-cell>
                    <table:table-cell table:style-name="Tableau3.B2" office:value-type="string">
                      <text:p text:style-name="P25"><office:annotation loext:resolved="false"><dc:creator>sge </dc:creator><dc:date>2013-10-21T23:27:35</dc:date><text:p text:style-name="P78">do text</text:p><text:p text:style-name="P78">from task_v.render_xhtml('task_description')</text:p></office:annotation>champ description</text:p>
                    </table:table-cell>
                  </table:table-row>
                  <table:table-row table:style-name="TableLine94669160132176">
                    <table:table-cell table:style-name="Tableau3.A3" office:value-type="string">
                      <text:list xml:id="list145742200919481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Servi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au3.B3" office:value-type="string">
                      <text:p text:style-name="P27"><text:text-input text:description="">task_v.display_voc('assigned_group')</text:text-input></text:p>
                    </table:table-cell>
                  </table:table-row>
                  <table:table-row table:style-name="TableLine94669182050432">
                    <table:table-cell table:style-name="Tableau3.A4" office:value-type="string">
                      <text:p text:style-name="P26">Utilisateur</text:p>
                    </table:table-cell>
                    <table:table-cell table:style-name="Tableau3.B4" office:value-type="string">
                      <text:p text:style-name="P53"><text:text-input text:description="">task_v.display_voc('assigned_user')</text:text-input></text:p>
                    </table:table-cell>
                  </table:table-row>
                  <table:table-row table:style-name="TableLine94669384583152">
                    <table:table-cell table:style-name="Tableau3.A5" office:value-type="string">
                      <text:p text:style-name="P24">Échéance</text:p>
                    </table:table-cell>
                    <table:table-cell table:style-name="Tableau3.B5" office:value-type="string">
                      <text:p text:style-name="P52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2"/>
          </text:section>
          <text:p text:style-name="P12"/>
        </text:section>
        <text:p text:style-name="P14"/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Verdana" svg:font-family="Verdana" style:font-adornments="Gras" style:font-family-generic="swiss" style:font-pitch="variable"/>
    <style:font-face style:name="Verdana1" svg:font-family="Verdana" style:font-adornments="Regular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2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1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default-outline-level="5"/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Santé-pause" style:family="paragraph" style:parent-style-name="Tableau_20_valeur" style:next-style-name="Standard" style:master-page-name="">
      <loext:graphic-properties draw:fill="solid" draw:fill-color="#ffff00"/>
      <style:paragraph-properties style:page-number="auto" fo:background-color="#ffff00">
        <style:tab-stops/>
      </style:paragraph-properties>
      <style:text-properties fo:background-color="#0000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1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1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 %6% 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2.7.2$Linux_X86_64 LibreOffice_project/20$Build-2</meta:generator>
    <dc:date>2022-09-02T14:33:47.335261305</dc:date>
    <meta:editing-duration>P3DT10H58M32S</meta:editing-duration>
    <meta:editing-cycles>548</meta:editing-cycles>
    <meta:document-statistic meta:table-count="6" meta:image-count="0" meta:object-count="0" meta:page-count="4" meta:paragraph-count="169" meta:word-count="357" meta:character-count="3232" meta:non-whitespace-character-count="3106"/>
  </office:meta>
</office:document-meta>
</file>